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automatic-styles>
    <style:style style:name="Tabela1" style:family="table">
      <style:table-properties style:width="13.04cm" table:align="left"/>
    </style:style>
    <style:style style:name="Tabela1.A" style:family="table-column">
      <style:table-column-properties style:column-width="3.831cm"/>
    </style:style>
    <style:style style:name="Tabela1.B" style:family="table-column">
      <style:table-column-properties style:column-width="9.209cm"/>
    </style:style>
    <style:style style:name="Tabela1.A1" style:family="table-cell">
      <style:table-cell-properties style:vertical-align="middle" fo:padding="0.049cm" fo:border="none"/>
    </style:style>
    <style:style style:name="Tabela1.A2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1.B2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Tabela2" style:family="table">
      <style:table-properties style:width="10.253cm" table:align="left"/>
    </style:style>
    <style:style style:name="Tabela2.A" style:family="table-column">
      <style:table-column-properties style:column-width="1.044cm"/>
    </style:style>
    <style:style style:name="Tabela2.B" style:family="table-column">
      <style:table-column-properties style:column-width="9.209cm"/>
    </style:style>
    <style:style style:name="Tabela2.A1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2.B1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Tabela3" style:family="table">
      <style:table-properties style:width="10.324cm" table:align="left"/>
    </style:style>
    <style:style style:name="Tabela3.A" style:family="table-column">
      <style:table-column-properties style:column-width="1.185cm"/>
    </style:style>
    <style:style style:name="Tabela3.B" style:family="table-column">
      <style:table-column-properties style:column-width="9.139cm"/>
    </style:style>
    <style:style style:name="Tabela3.A1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3.B1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P1" style:family="paragraph" style:parent-style-name="Heading_20_1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6.7999992370605pt" fo:letter-spacing="normal" fo:font-style="normal" fo:font-weight="normal"/>
    </style:style>
    <style:style style:name="P2" style:family="paragraph" style:parent-style-name="Heading_20_1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fo:text-transform="uppercase" fo:color="#12a197" loext:opacity="100%" style:font-name="BryantMedium" fo:font-size="13.1999998092651pt" fo:letter-spacing="normal" fo:font-style="normal" fo:font-weight="bold"/>
    </style:style>
    <style:style style:name="P3" style:family="paragraph" style:parent-style-name="Heading_20_2"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normal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7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</style:style>
    <style:style style:name="P9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BEE 2757</text:h>
      <text:h text:style-name="P1" text:outline-level="1">Entrada e Saída de Números Inteiros</text:h>
      <text:p text:style-name="P5"/>
      <text:p text:style-name="P5"/>
      <text:p text:style-name="P5">O seu professor gostaria que você fizesse um programa com as seguintes características:</text:p>
      <text:list xml:id="list3668037878" text:style-name="L1">
        <text:list-item>
          <text:p text:style-name="P6">Crie três variáveis para armazenar números inteiros;</text:p>
        </text:list-item>
        <text:list-item>
          <text:p text:style-name="P8"><text:span text:style-name="T1">Leia o primeiro número, que pode ser um valor na faixa de: </text:span><text:span text:style-name="Strong_20_Emphasis"><text:span text:style-name="T1">-10000 ≤ A ≤ 10000</text:span></text:span><text:span text:style-name="T1">;</text:span></text:p>
        </text:list-item>
        <text:list-item>
          <text:p text:style-name="P8"><text:span text:style-name="T1">Leia o segundo número, que pode ser um valor na faixa de: </text:span><text:span text:style-name="Strong_20_Emphasis"><text:span text:style-name="T1">0 ≤ B ≤ 99</text:span></text:span><text:span text:style-name="T1">;</text:span></text:p>
        </text:list-item>
        <text:list-item>
          <text:p text:style-name="P8"><text:span text:style-name="T1">Leia o terceiro número, que pode ser um valor na faixa de: </text:span><text:span text:style-name="Strong_20_Emphasis"><text:span text:style-name="T1">0 ≤ C ≤ 999</text:span></text:span><text:span text:style-name="T1">;</text:span></text:p>
        </text:list-item>
        <text:list-item>
          <text:p text:style-name="P8"><text:span text:style-name="T1">Imprima a letra A, um espaço em branco, o sinal de igual, um espaço em branco, o número armazenado na primeira variável, uma virgula, um espaço em branco, a letra B, um espaço em branco, o sinal de igual, um espaço em branco, o número armazenado na segunda variável, uma virgula, um espaço em branco, a letra C, um espaço em branco, o sinal de igual, um espaço em branco, o número armazenado na terceira variável. </text:span><text:span text:style-name="Emphasis"><text:span text:style-name="T1">Não esqueça de pular linha</text:span></text:span><text:span text:style-name="T1">;</text:span></text:p>
        </text:list-item>
        <text:list-item>
          <text:p text:style-name="P6">Repita o procedimento 5, colocando o número em um espaçamento de 10 dígitos e justificado a direita;</text:p>
        </text:list-item>
        <text:list-item>
          <text:p text:style-name="P6">Repita o procedimento 5, colocando o número em um espaçamento de 10 dígitos e preenchido com zeros;</text:p>
        </text:list-item>
        <text:list-item>
          <text:p text:style-name="P7">Repita o procedimento 5, colocando o número em um espaçamento de 10 dígitos e justificado a esquerda.</text:p>
        </text:list-item>
      </text:list>
      <text:h text:style-name="P3" text:outline-level="2">Entrada</text:h>
      <text:p text:style-name="P9"><text:span text:style-name="T1">A entrada consiste vários arquivos de teste. Em cada arquivo de teste tem três linhas. Na primeira linha tem um inteiro </text:span><text:span text:style-name="Strong_20_Emphasis"><text:span text:style-name="T1">A</text:span></text:span><text:span text:style-name="T1"> (</text:span><text:span text:style-name="Strong_20_Emphasis"><text:span text:style-name="T1">-10000 ≤ A ≤ 10000</text:span></text:span><text:span text:style-name="T1">). Na segunda linha tem um inteiro </text:span><text:span text:style-name="Strong_20_Emphasis"><text:span text:style-name="T1">B</text:span></text:span><text:span text:style-name="T1"> (</text:span><text:span text:style-name="Strong_20_Emphasis"><text:span text:style-name="T1">0 ≤ B ≤ 99</text:span></text:span><text:span text:style-name="T1">). Na terceira linha tem um inteiro </text:span><text:span text:style-name="Strong_20_Emphasis"><text:span text:style-name="T1">C</text:span></text:span><text:span text:style-name="T1"> (</text:span><text:span text:style-name="Strong_20_Emphasis"><text:span text:style-name="T1">0 ≤ C ≤ 999</text:span></text:span><text:span text:style-name="T1">). Conforme mostrado no exemplo de entrada a seguir.</text:span></text:p>
      <text:h text:style-name="P3" text:outline-level="2">Saída</text:h>
      <text:p text:style-name="P5">Para cada arquivo da entrada, terá um arquivo de saída. O arquivo de saída tem quatro linhas da forma descrita no item 5. Conforme mostra o exemplo de saída a seguir.</text:p>
      <text:p text:style-name="Standard"/>
      <table:table table:name="Tabela1" table:style-name="Tabela1">
        <table:table-column table:style-name="Tabela1.A"/>
        <table:table-column table:style-name="Tabela1.B"/>
        <table:table-header-rows>
          <table:table-row table:style-name="TableLine2346621281632">
            <table:table-cell table:style-name="Tabela1.A1" office:value-type="string">
              <text:p text:style-name="Table_20_Contents">Exemplos de Entrada</text:p>
            </table:table-cell>
            <table:table-cell table:style-name="Tabela1.A1" office:value-type="string">
              <text:p text:style-name="Table_20_Contents">Exemplos de Saída</text:p>
            </table:table-cell>
          </table:table-row>
        </table:table-header-rows>
        <table:table-row table:style-name="TableLine2346621281632">
          <table:table-cell table:style-name="Tabela1.A2" office:value-type="string">
            <text:p text:style-name="P4">1234</text:p>
            <text:p text:style-name="P4">12</text:p>
            <text:p text:style-name="P4">123</text:p>
          </table:table-cell>
          <table:table-cell table:style-name="Tabela1.B2" office:value-type="string">
            <text:p text:style-name="P4">A = 1234, B = 12, C = 123</text:p>
            <text:p text:style-name="P4">A =       1234, B =         12, C =        123</text:p>
            <text:p text:style-name="P4">A = 0000001234, B = 0000000012, C = 0000000123</text:p>
            <text:p text:style-name="P4">A = 1234      , B = 12        , C = 123       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leLine2346621284896">
          <table:table-cell table:style-name="Tabela2.A1" office:value-type="string">
            <text:p text:style-name="P4">4567</text:p>
            <text:p text:style-name="P4">78</text:p>
            <text:p text:style-name="P4">789</text:p>
          </table:table-cell>
          <table:table-cell table:style-name="Tabela2.B1" office:value-type="string">
            <text:p text:style-name="P4">A = 4567, B = 78, C = 789</text:p>
            <text:p text:style-name="P4">A =       4567, B =         78, C =        789</text:p>
            <text:p text:style-name="P4">A = 0000004567, B = 0000000078, C = 0000000789</text:p>
            <text:p text:style-name="P4">A = 4567      , B = 78        , C = 789       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 table:style-name="TableLine2346621276736">
          <table:table-cell table:style-name="Tabela3.A1" office:value-type="string">
            <text:p text:style-name="P4">-9991</text:p>
            <text:p text:style-name="P4">01</text:p>
            <text:p text:style-name="P4">001</text:p>
          </table:table-cell>
          <table:table-cell table:style-name="Tabela3.B1" office:value-type="string">
            <text:p text:style-name="P4">A = -9991, B = 1, C = 1</text:p>
            <text:p text:style-name="P4">A =      -9991, B =          1, C =          1</text:p>
            <text:p text:style-name="P4">A = -000009991, B = 0000000001, C = 0000000001</text:p>
            <text:p text:style-name="P4">A = -9991     , B = 1         , C = 1        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14T19:52:29.467000000</dc:date>
    <meta:editing-duration>PT1M30S</meta:editing-duration>
    <meta:editing-cycles>3</meta:editing-cycles>
    <meta:generator>LibreOffice/7.2.2.2$Windows_X86_64 LibreOffice_project/02b2acce88a210515b4a5bb2e46cbfb63fe97d56</meta:generator>
    <meta:document-statistic meta:table-count="3" meta:image-count="0" meta:object-count="0" meta:page-count="1" meta:paragraph-count="38" meta:word-count="440" meta:character-count="2177" meta:non-whitespace-character-count="1659"/>
  </office:meta>
</office:document-meta>
</file>